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  <style:style style:name="P57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 or 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Digest subjects are intentionally short and operational, keeping only product, highest severity, host scope, and alert count.</text:p>
        </text:list-item>
        <text:list-item>
          <text:p text:style-name="P52">Alerts and digests show fixed versions when upstream advisory data provides them.</text:p>
        </text:list-item>
        <text:list-item>
          <text:p text:style-name="P52">Recommendations are stack-aware and depend on ecosystem, package manager context, and whether a fixed version is known.</text:p>
        </text:list-item>
        <text:list-item>
          <text:p text:style-name="P52"><text:span text:style-name="Source_Text">test-mail</text:span> can simulate explicit severities, categories, and stack-specific vulnerability samples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internal-error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HIGH --category internal-error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  <text:list-item>
              <text:p text:style-name="P53"><text:span text:style-name="Source_Text">vhost-cve-monitor --config /etc/vhost-cve-monitor/config.yml test-mail --category vulnerability --stack nodejs --package lodash --installed-version 4.17.23 --fixed-version "&gt;= 4.17.24" --advisory-id GHSA-35jh-r3h4-6jhm</text:span></text:p>
            </text:list-item>
          </text:list>
        </text:list-item>
        <text:list-item>
          <text:p text:style-name="P52">Unhandled Cerberus execution failures generate a direct <text:span text:style-name="Source_Text">internal-error</text:span> mail with a GitHub bug-report hint and are not wrapped into digest mode.</text:p>
        </text:list-item>
        <text:list-item>
          <text:p text:style-name="P52">Live validation note:</text:p>
          <text:list text:style-name="L7">
            <text:list-item>
              <text:p text:style-name="P54"><text:span text:style-name="Source_Text">zap.one</text:span> and <text:span text:style-name="Source_Text">zapandrok.com</text:span> both reached a clean <text:span text:style-name="Source_Text">mail-tester</text:span> score after SPF, DKIM, and DMARC were aligned</text:p>
            </text:list-item>
          </text:list>
        </text:list-item>
      </text:list>
      <text:h text:style-name="Heading_20_2" text:outline-level="2">Upgrade Existing Installations</text:h>
      <text:p text:style-name="First_20_paragraph">If Cerberus is already installed on a machine:</text:p>
      <text:list text:style-name="L8">
        <text:list-item>
          <text:p text:style-name="P55">update the package from the repository root with <text:span text:style-name="Source_Text">python3 -m pip install .</text:span></text:p>
        </text:list-item>
        <text:list-item>
          <text:p text:style-name="P55">run <text:span text:style-name="Source_Text">systemctl daemon-reload</text:span> after changing packaged unit files</text:p>
        </text:list-item>
        <text:list-item>
          <text:p text:style-name="P55">use <text:span text:style-name="Source_Text">systemctl enable --now ...timer</text:span> to ensure timers are enabled</text:p>
        </text:list-item>
        <text:list-item>
          <text:p text:style-name="P55">if timers were already active, <text:span text:style-name="Source_Text">daemon-reload</text:span> is usually enough unless the unit files changed structurally</text:p>
        </text:list-item>
        <text:list-item>
          <text:p text:style-name="P55">restart the associated <text:span text:style-name="Source_Text">.service</text:span> unit, not the <text:span text:style-name="Source_Text">.timer</text:span>, when you want to trigger an immediate run</text:p>
        </text:list-item>
        <text:list-item>
          <text:p text:style-name="P55">reload <text:span text:style-name="Source_Text">opendkim</text:span> and <text:span text:style-name="Source_Text">postfix</text:span> if mail authentication or local MTA integration changed</text:p>
        </text:list-item>
      </text:list>
      <text:h text:style-name="Heading_20_2" text:outline-level="2">Known Limits</text:h>
      <text:list text:style-name="L9">
        <text:list-item>
          <text:p text:style-name="P56">nginx parsing is intentionally pragmatic, not a full nginx interpreter.</text:p>
        </text:list-item>
        <text:list-item>
          <text:p text:style-name="P56">Python dependency resolution is strongest when requirements are pinned or a local virtualenv exists.</text:p>
        </text:list-item>
        <text:list-item>
          <text:p text:style-name="P56">Advisory quality depends on upstream OSV coverage and runtime audit tool availability.</text:p>
        </text:list-item>
        <text:list-item>
          <text:p text:style-name="P56">Legacy or proxied deployments can still require stricter vhost-to-backend correlation logic.</text:p>
        </text:list-item>
        <text:list-item>
          <text:p text:style-name="P56">Fixed-version accuracy depends on upstream advisory metadata. Some ecosystems expose only affected ranges, and Cerberus keeps that distinction explicit.</text:p>
        </text:list-item>
      </text:list>
      <text:h text:style-name="Heading_20_2" text:outline-level="2">Repository References</text:h>
      <text:list text:style-name="L10">
        <text:list-item>
          <text:p text:style-name="P57">Internal code walkthrough: <text:span text:style-name="Source_Text">docs/CODE_BREAKDOWN.md</text:span></text:p>
        </text:list-item>
        <text:list-item>
          <text:p text:style-name="P57">Diagrams: <text:span text:style-name="Source_Text">docs/DIAGRAMS.md</text:span></text:p>
        </text:list-item>
        <text:list-item>
          <text:p text:style-name="P57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